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otham-Bold" svg:font-family="Gotham-Bold"/>
    <style:font-face style:name="Mangal1" svg:font-family="Mangal"/>
    <style:font-face style:name="OpenSymbol" svg:font-family="OpenSymbol"/>
    <style:font-face style:name="ZapfDingbatsITC" svg:font-family="ZapfDingbatsITC"/>
    <style:font-face style:name="Helvetica-Oblique" svg:font-family="Helvetica-Oblique" style:font-family-generic="script"/>
    <style:font-face style:name="Calibri" svg:font-family="Calibri" style:font-family-generic="swiss"/>
    <style:font-face style:name="Gotham-BookItalic" svg:font-family="Gotham-BookItalic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4.5pt" style:font-size-asian="4.5pt" style:font-size-complex="4.5pt"/>
    </style:style>
    <style:style style:name="P3" style:family="paragraph" style:parent-style-name="Standard">
      <style:text-properties style:font-name="Gotham-BookItalic" fo:font-size="8pt" fo:font-style="italic" style:font-name-asian="Gotham-BookItalic" style:font-size-asian="8pt" style:font-style-asian="italic" style:font-name-complex="Gotham-BookItalic" style:font-size-complex="8pt" style:font-style-complex="italic"/>
    </style:style>
    <style:style style:name="P4" style:family="paragraph" style:parent-style-name="To_20_Do_20_Item">
      <style:text-properties fo:font-size="8pt" style:font-name-asian="Gotham-BookItalic" style:font-size-asian="8pt" style:font-name-complex="Gotham-BookItalic" style:font-size-complex="8pt"/>
    </style:style>
    <style:style style:name="P5" style:family="paragraph" style:parent-style-name="To_20_Do_20_Item">
      <style:text-properties fo:font-style="italic" style:font-style-asian="italic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name-asian="Helvetica" style:font-size-asian="8pt" style:font-name-complex="Helvetica" style:font-size-complex="8pt"/>
    </style:style>
    <style:style style:name="T3" style:family="text">
      <style:text-properties style:font-name="Helvetica" fo:font-size="8pt" style:font-name-asian="Helvetica" style:font-size-asian="8pt" style:font-name-complex="Helvetica" style:font-size-complex="8pt"/>
    </style:style>
    <style:style style:name="T4" style:family="text">
      <style:text-properties style:font-name="Gotham-BookItalic" fo:font-size="8pt" fo:font-style="italic" style:font-name-asian="Gotham-BookItalic" style:font-size-asian="8pt" style:font-style-asian="italic" style:font-name-complex="Gotham-BookItalic" style:font-size-complex="8pt" style:font-style-complex="italic"/>
    </style:style>
    <style:style style:name="T5" style:family="text">
      <style:text-properties style:font-name="Helvetica-Oblique" fo:font-size="8pt" fo:font-style="italic" style:font-name-asian="Helvetica-Oblique" style:font-size-asian="8pt" style:font-style-asian="italic" style:font-name-complex="Helvetica-Oblique" style:font-size-complex="8pt" style:font-style-complex="italic"/>
    </style:style>
    <style:style style:name="T6" style:family="text">
      <style:text-properties style:font-name="Helvetica-Oblique" fo:font-style="italic" style:font-name-asian="Helvetica-Oblique" style:font-style-asian="italic" style:font-name-complex="Helvetica-Oblique" style:font-style-complex="italic"/>
    </style:style>
    <style:style style:name="T7" style:family="text">
      <style:text-properties fo:font-size="4.5pt" style:font-size-asian="4.5pt" style:font-size-complex="4.5pt"/>
    </style:style>
    <style:style style:name="T8" style:family="text">
      <style:text-properties style:font-name="ZapfDingbatsITC" fo:font-size="10pt" style:font-name-asian="ZapfDingbatsITC" style:font-size-asian="10pt" style:font-name-complex="ZapfDingbatsITC" style:font-size-complex="10pt"/>
    </style:style>
    <style:style style:name="T9" style:family="text">
      <style:text-properties style:font-name="Calibri" style:font-name-asian="Calibri" style:font-name-complex="Calibri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Gotham-Bold" style:font-name-complex="Gotham-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on Core State Standards for MATHEMATICS</text:h>
      <text:h text:style-name="Heading_20_2" text:outline-level="2">Operations and Algebraic Thinking 3.OA</text:h>
      <text:h text:style-name="Heading_20_3" text:outline-level="3">Represent and solve problems involving multiplication and division.</text:h>
      <text:p text:style-name="Standard"><text:span text:style-name="T1">1. Interpret products of whole numbers, e.g., interpret 5 </text:span><text:span text:style-name="T3">× </text:span><text:span text:style-name="T1">7 as the total</text:span></text:p>
      <text:p text:style-name="P1">number of objects in 5 groups of 7 objects each. </text:p>
      <text:p text:style-name="P4">Worksheet of 8 questions. Make groups of items. Use visually interesting items</text:p>
      <text:p text:style-name="Standard"/>
      <text:p text:style-name="Standard">2. Interpret whole-number quotients of whole numbers, e.g., interpret</text:p>
      <text:p text:style-name="Standard"><text:span text:style-name="T1">56 </text:span><text:span text:style-name="T2">÷ </text:span><text:span text:style-name="T1">8 as the number of objects in each share when <text:s/>56 objects are</text:span></text:p>
      <text:p text:style-name="Standard">partitioned equally into 8 shares, or as a number of shares when</text:p>
      <text:p text:style-name="P1">56 objects are partitioned into equal shares of 8 objects each. </text:p>
      <text:p text:style-name="To_20_Do_20_Item">Worksheet of 8 questions about sharing by dividing up things. (picture of 9 candy, 3 kids) “if 3 friends divide 9 candies, how much does each friend get?” must have 8 of those type of problems with a clear sample too.</text:p>
      <text:p text:style-name="To_20_Do_20_Item">Sharing Game?</text:p>
      <text:p text:style-name="Standard"/>
      <text:p text:style-name="Standard">3. Use multiplication and division within 100 to solve word problems in</text:p>
      <text:p text:style-name="Standard">situations involving equal groups, arrays, and measurement quantities,</text:p>
      <text:p text:style-name="Standard">e.g., by using drawings and equations with a symbol for the unknown</text:p>
      <text:p text:style-name="Standard"><text:span text:style-name="T1">number to represent the problem.</text:span><text:span text:style-name="T7">1</text:span></text:p>
      <text:p text:style-name="To_20_Do_20_Item">Worksheet of 4 multiplication word problems about multiplying equal-sized eggs, pairs of shoes, etc</text:p>
      <text:p text:style-name="To_20_Do_20_Item">Worksheet of 4 division word problems </text:p>
      <text:p text:style-name="P2"/>
      <text:p text:style-name="Standard"/>
      <text:p text:style-name="Standard">4. Determine the unknown whole number in a multiplication or division</text:p>
      <text:p text:style-name="Standard"><text:span text:style-name="T1">equation relating three whole numbers. </text:span><text:span text:style-name="T4">For example, determine the</text:span></text:p>
      <text:p text:style-name="Standard">unknown number that makes the equation true in each of the equations </text:p>
      <text:p text:style-name="Standard"><text:span text:style-name="T10">8 </text:span><text:span text:style-name="T6">× </text:span><text:span text:style-name="T10">? = 48, </text:span></text:p>
      <text:p text:style-name="Standard"><text:span text:style-name="T10">5 = </text:span><text:span text:style-name="T8">􀃍 </text:span><text:span text:style-name="T6">÷ </text:span><text:span text:style-name="T10">3, </text:span></text:p>
      <text:p text:style-name="Standard"><text:span text:style-name="T10">6 </text:span><text:span text:style-name="T6">× </text:span><text:span text:style-name="T10">6 = ?.</text:span></text:p>
      <text:p text:style-name="P5">Worksheet for very simple multiplication formulas</text:p>
      <text:p text:style-name="P5">worksheet for typical multiplication formulas</text:p>
      <text:p text:style-name="P5">worksheet for division formulas</text:p>
      <text:p text:style-name="Standard"/>
      <text:h text:style-name="Heading_20_3" text:outline-level="3">Understand properties of multiplication and the relationship between multiplication and division.</text:h>
      <text:p text:style-name="Standard">5. Apply properties of operations as strategies to multiply and</text:p>
      <text:p text:style-name="Standard"><text:span text:style-name="T1">divide.</text:span><text:span text:style-name="T7">2 </text:span><text:span text:style-name="T4">Examples: If 6 </text:span><text:span text:style-name="T5">× </text:span><text:span text:style-name="T4">4 = 24 is known, then 4 </text:span><text:span text:style-name="T5">× </text:span><text:span text:style-name="T4">6 = 24 is also known.</text:span></text:p>
      <text:p text:style-name="Standard"><text:span text:style-name="T4">(Commutative property of multiplication.) 3 </text:span><text:span text:style-name="T5">× </text:span><text:span text:style-name="T4">5 </text:span><text:span text:style-name="T5">× </text:span><text:span text:style-name="T4">2 can be found by 3</text:span></text:p>
      <text:p text:style-name="Standard"><text:span text:style-name="T5">× </text:span><text:span text:style-name="T4">5 = 15, then 15 </text:span><text:span text:style-name="T5">× </text:span><text:span text:style-name="T4">2 = 30, or by 5 </text:span><text:span text:style-name="T5">× </text:span><text:span text:style-name="T4">2 = 10, then 3 </text:span><text:span text:style-name="T5">× </text:span><text:span text:style-name="T4">10 = 30. (Associative</text:span></text:p>
      <text:p text:style-name="Standard"><text:span text:style-name="T4">property of multiplication.) Knowing that 8 </text:span><text:span text:style-name="T5">× </text:span><text:span text:style-name="T4">5 = 40 and 8 </text:span><text:span text:style-name="T5">× </text:span><text:span text:style-name="T4">2 = 16, one</text:span></text:p>
      <text:p text:style-name="Standard"><text:span text:style-name="T4">can find 8 </text:span><text:span text:style-name="T5">× </text:span><text:span text:style-name="T4">7 as 8 </text:span><text:span text:style-name="T5">× </text:span><text:span text:style-name="T4">(5 + 2) = (8 </text:span><text:span text:style-name="T5">× </text:span><text:span text:style-name="T4">5) + (8 </text:span><text:span text:style-name="T5">× </text:span><text:span text:style-name="T4">2) = 40 + 16 = 56. (Distributive</text:span></text:p>
      <text:p text:style-name="Standard">property.)</text:p>
      <text:p text:style-name="Standard"/>
      <text:p text:style-name="Standard"><text:span text:style-name="T1">6. Understand division as an unknown-factor problem. </text:span><text:span text:style-name="T4">For example, find</text:span></text:p>
      <text:p text:style-name="Standard"><text:span text:style-name="T4">32 </text:span><text:span text:style-name="T5">÷ </text:span><text:span text:style-name="T4">8 by finding the number that makes 32 when multiplied by 8.</text:span></text:p>
      <text:h text:style-name="Heading_20_3" text:outline-level="3">Multiply and divide within 100.</text:h>
      <text:p text:style-name="Standard"/>
      <text:p text:style-name="Standard">7. Fluently multiply and divide within 100, using strategies such as the</text:p>
      <text:p text:style-name="Standard"><text:span text:style-name="T1">relationship between multiplication and division (e.g., knowing that 8 </text:span><text:span text:style-name="T3">×</text:span></text:p>
      <text:p text:style-name="Standard"><text:span text:style-name="T1">5 = 40, one knows 40 </text:span><text:span text:style-name="T3">÷ </text:span><text:span text:style-name="T1">5 = 8) or properties of operations. By the end</text:span></text:p>
      <text:p text:style-name="Standard">of Grade 3, know from memory all products of two one-digit numbers.</text:p>
      <text:h text:style-name="Heading_20_3" text:outline-level="3">Solve problems involving the four operations, and identify and explain patterns in arithmetic.</text:h>
      <text:p text:style-name="Standard">8. Solve two-step word problems using the four operations. Represent</text:p>
      <text:p text:style-name="Standard">these problems using equations with a letter standing for the</text:p>
      <text:p text:style-name="Standard">unknown quantity. Assess the reasonableness of answers using mental</text:p>
      <text:p text:style-name="Standard"><text:span text:style-name="T1">computation and estimation strategies including rounding.</text:span><text:span text:style-name="T7">3</text:span></text:p>
      <text:p text:style-name="Standard"/>
      <text:p text:style-name="Standard">9. Identify arithmetic patterns (including patterns in the addition table or</text:p>
      <text:p text:style-name="Standard">multiplication table), and explain them using properties of operations.</text:p>
      <text:p text:style-name="Standard"><text:soft-page-break/>For example, observe that 4 times a number is always even, and explain</text:p>
      <text:p text:style-name="Standard">why 4 times a number can be decomposed into two equal addends.</text:p>
      <text:p text:style-name="P2"/>
      <text:h text:style-name="Heading_20_2" text:outline-level="2">Number and Operations in Base Ten 3.NBT</text:h>
      <text:h text:style-name="Heading_20_3" text:outline-level="3">Use place value understanding and properties of operations to <text:span text:style-name="T11">perform multi-digit arithmetic</text:span></text:h>
      <text:p text:style-name="Standard">1. Use place value understanding to round whole numbers to the nearest</text:p>
      <text:p text:style-name="Standard">10 or 100.</text:p>
      <text:p text:style-name="Standard"/>
      <text:p text:style-name="Standard">2. Fluently add and subtract within 1000 using strategies and algorithms</text:p>
      <text:p text:style-name="Standard">based on place value, properties of operations, and/or the relationship</text:p>
      <text:p text:style-name="Standard">between addition and subtraction.</text:p>
      <text:p text:style-name="Standard"/>
      <text:p text:style-name="Standard">3. Multiply one-digit whole numbers by multiples of 10 in the range</text:p>
      <text:p text:style-name="Standard">10–90 (e.g., 9 × 80, 5 × 60) using strategies based on place value and</text:p>
      <text:p text:style-name="Standard">properties of operations.</text:p>
      <text:p text:style-name="Standard"/>
      <text:h text:style-name="Heading_20_2" text:outline-level="2">Number and Operations—Fractions 3.NF</text:h>
      <text:h text:style-name="Heading_20_3" text:outline-level="3">Develop understanding of fractions as numbers.</text:h>
      <text:p text:style-name="Standard">1. Understand a fraction 1/b as the quantity formed by 1 part when a</text:p>
      <text:p text:style-name="Standard">whole is partitioned into b equal parts; understand a fraction a/b as</text:p>
      <text:p text:style-name="Standard">the quantity formed by a parts of size 1/b.</text:p>
      <text:p text:style-name="Standard"/>
      <text:p text:style-name="Standard">2. Understand a fraction as a number on the number line; represent</text:p>
      <text:p text:style-name="Standard">fractions on a number line diagram.</text:p>
      <text:p text:style-name="Standard"><text:span text:style-name="T9">a. </text:span><text:span text:style-name="T1">Represent a fraction 1/</text:span><text:span text:style-name="T4">b </text:span><text:span text:style-name="T1">on a number line diagram by defining the</text:span></text:p>
      <text:p text:style-name="Standard"><text:span text:style-name="T1">interval from 0 to 1 as the whole and partitioning it into </text:span><text:span text:style-name="T4">b </text:span><text:span text:style-name="T1">equal</text:span></text:p>
      <text:p text:style-name="Standard"><text:span text:style-name="T1">parts. Recognize that each part has size 1/</text:span><text:span text:style-name="T4">b </text:span><text:span text:style-name="T1">and that the endpoint</text:span></text:p>
      <text:p text:style-name="Standard"><text:span text:style-name="T1">of the part based at 0 locates the number 1/</text:span><text:span text:style-name="T4">b </text:span><text:span text:style-name="T1">on the number line.</text:span></text:p>
      <text:p text:style-name="Standard"><text:span text:style-name="T9">b. </text:span><text:span text:style-name="T1">Represent a fraction </text:span><text:span text:style-name="T4">a</text:span><text:span text:style-name="T1">/</text:span><text:span text:style-name="T4">b </text:span><text:span text:style-name="T1">on a number line diagram by marking off</text:span></text:p>
      <text:p text:style-name="Standard"><text:span text:style-name="T4">a </text:span><text:span text:style-name="T1">lengths 1/</text:span><text:span text:style-name="T4">b </text:span><text:span text:style-name="T1">from 0. Recognize that the resulting interval has size</text:span></text:p>
      <text:p text:style-name="Standard"><text:span text:style-name="T4">a</text:span><text:span text:style-name="T1">/</text:span><text:span text:style-name="T4">b </text:span><text:span text:style-name="T1">and that its endpoint locates the number </text:span><text:span text:style-name="T4">a</text:span><text:span text:style-name="T1">/</text:span><text:span text:style-name="T4">b </text:span><text:span text:style-name="T1">on the number</text:span></text:p>
      <text:p text:style-name="Standard">line.</text:p>
      <text:p text:style-name="Standard"/>
      <text:p text:style-name="Standard">3. Explain equivalence of fractions in special cases, and compare</text:p>
      <text:p text:style-name="Standard">fractions by reasoning about their size.</text:p>
      <text:p text:style-name="Standard"><text:span text:style-name="T9">a. </text:span><text:span text:style-name="T1">Understand two fractions as equivalent (equal) if they are the</text:span></text:p>
      <text:p text:style-name="Standard">same size, or the same point on a number line.</text:p>
      <text:p text:style-name="Standard"><text:span text:style-name="T9">b. </text:span><text:span text:style-name="T1">Recognize and generate simple equivalent fractions, e.g., 1/2 =</text:span></text:p>
      <text:p text:style-name="Standard">2/4, 4/6 = 2/3). Explain why the fractions are equivalent, e.g., by</text:p>
      <text:p text:style-name="Standard">using a visual fraction model.</text:p>
      <text:p text:style-name="Standard"><text:span text:style-name="T9">c. </text:span><text:span text:style-name="T1">Express whole numbers as fractions, and recognize fractions that</text:span></text:p>
      <text:p text:style-name="Standard"><text:span text:style-name="T1">are equivalent to whole numbers. </text:span><text:span text:style-name="T4">Examples: Express 3 in the form</text:span></text:p>
      <text:p text:style-name="Standard">3 = 3/1; recognize that 6/1 = 6; locate 4/4 and 1 at the same point</text:p>
      <text:p text:style-name="Standard">of a number line diagram.</text:p>
      <text:p text:style-name="Standard"><text:span text:style-name="T9">d. </text:span><text:span text:style-name="T1">Compare two fractions with the same numerator or the same</text:span></text:p>
      <text:p text:style-name="Standard">denominator by reasoning about their size. Recognize that</text:p>
      <text:p text:style-name="Standard">comparisons are valid only when the two fractions refer to the</text:p>
      <text:p text:style-name="Standard">same whole. Record the results of comparisons with the symbols</text:p>
      <text:p text:style-name="Standard">&gt;, =, or &lt;, and justify the conclusions, e.g., by using a visual</text:p>
      <text:p text:style-name="Standard">fraction model.</text:p>
      <text:h text:style-name="Heading_20_2" text:outline-level="2">Measurement and Data 3.MD</text:h>
      <text:h text:style-name="Heading_20_3" text:outline-level="3">Solve problems involving measurement and estimation of intervals of time, liquid volumes, and masses of objects.</text:h>
      <text:p text:style-name="Standard">1. Tell and write time to the nearest minute and measure time intervals</text:p>
      <text:p text:style-name="Standard">in minutes. Solve word problems involving addition and subtraction</text:p>
      <text:p text:style-name="Standard">of time intervals in minutes, e.g., by representing the problem on a</text:p>
      <text:p text:style-name="Standard">number line diagram.</text:p>
      <text:p text:style-name="P1"/>
      <text:p text:style-name="Standard"><text:soft-page-break/>2. Measure and estimate liquid volumes and masses of objects using</text:p>
      <text:p text:style-name="Standard"><text:span text:style-name="T1">standard units of grams (g), kilograms (kg), and liters (l).</text:span><text:span text:style-name="T7">6 </text:span><text:span text:style-name="T1">Add,</text:span></text:p>
      <text:p text:style-name="Standard">subtract, multiply, or divide to solve one-step word problems involving</text:p>
      <text:p text:style-name="Standard">masses or volumes that are given in the same units, e.g., by using</text:p>
      <text:p text:style-name="Standard">drawings (such as a beaker with a measurement scale) to represent</text:p>
      <text:p text:style-name="Standard"><text:span text:style-name="T1">the problem.</text:span><text:span text:style-name="T7">7</text:span></text:p>
      <text:h text:style-name="Heading_20_3" text:outline-level="3">Represent and interpret data.</text:h>
      <text:p text:style-name="Standard">3. Draw a scaled picture graph and a scaled bar graph to represent a</text:p>
      <text:p text:style-name="Standard">data set with several categories. Solve one- and two-step “how many</text:p>
      <text:p text:style-name="Standard">more” and “how many less” problems using information presented in</text:p>
      <text:p text:style-name="Standard"><text:span text:style-name="T1">scaled bar graphs. </text:span><text:span text:style-name="T4">For example, draw a bar graph in which each square in</text:span></text:p>
      <text:p text:style-name="Standard">the bar graph might represent 5 pets.</text:p>
      <text:p text:style-name="Standard"/>
      <text:p text:style-name="Standard">4. Generate measurement data by measuring lengths using rulers marked</text:p>
      <text:p text:style-name="Standard">with halves and fourths of an inch. Show the data by making a line</text:p>
      <text:p text:style-name="Standard">plot, where the horizontal scale is marked off in appropriate units—</text:p>
      <text:p text:style-name="Standard">whole numbers, halves, or quarters.</text:p>
      <text:h text:style-name="Heading_20_3" text:outline-level="3">Geometric measurement: understand concepts of area and relate area to multiplication and to addition.</text:h>
      <text:p text:style-name="Standard">5. Recognize area as an attribute of plane figures and understand</text:p>
      <text:p text:style-name="Standard">concepts of area measurement.</text:p>
      <text:p text:style-name="Standard"><text:span text:style-name="T9">a. </text:span><text:span text:style-name="T1">A square with side length 1 unit, called “a unit square,” is said to</text:span></text:p>
      <text:p text:style-name="Standard">have “one square unit” of area, and can be used to measure area.</text:p>
      <text:p text:style-name="Standard"><text:span text:style-name="T9">b. </text:span><text:span text:style-name="T1">A plane figure which can be covered without gaps or overlaps by</text:span></text:p>
      <text:p text:style-name="Standard"><text:span text:style-name="T4">n </text:span><text:span text:style-name="T1">unit squares is said to have an area of </text:span><text:span text:style-name="T4">n </text:span><text:span text:style-name="T1">square units.</text:span></text:p>
      <text:p text:style-name="Standard"/>
      <text:p text:style-name="Standard">6. Measure areas by counting unit squares (square cm, square m, square</text:p>
      <text:p text:style-name="Standard">in, square ft, and improvised units).</text:p>
      <text:p text:style-name="Standard"/>
      <text:p text:style-name="Standard">7. Relate area to the operations of multiplication and addition.</text:p>
      <text:p text:style-name="Standard"><text:span text:style-name="T9">a. </text:span><text:span text:style-name="T1">Find the area of a rectangle with whole-number side lengths by</text:span></text:p>
      <text:p text:style-name="Standard">tiling it, and show that the area is the same as would be found by</text:p>
      <text:p text:style-name="Standard">multiplying the side lengths.</text:p>
      <text:p text:style-name="Standard"><text:span text:style-name="T9">b. </text:span><text:span text:style-name="T1">Multiply side lengths to find areas of rectangles with wholenumber</text:span></text:p>
      <text:p text:style-name="Standard">side lengths in the context of solving real world and</text:p>
      <text:p text:style-name="Standard">mathematical problems, and represent whole-number products as</text:p>
      <text:p text:style-name="Standard">rectangular areas in mathematical reasoning.</text:p>
      <text:p text:style-name="Standard"><text:span text:style-name="T9">c. </text:span><text:span text:style-name="T1">Use tiling to show in a concrete case that the area of a rectangle</text:span></text:p>
      <text:p text:style-name="Standard"><text:span text:style-name="T1">with whole-number side lengths </text:span><text:span text:style-name="T4">a </text:span><text:span text:style-name="T1">and </text:span><text:span text:style-name="T4">b </text:span><text:span text:style-name="T1">+ </text:span><text:span text:style-name="T4">c </text:span><text:span text:style-name="T1">is the sum of</text:span></text:p>
      <text:p text:style-name="Standard"><text:span text:style-name="T4">a </text:span><text:span text:style-name="T3">× </text:span><text:span text:style-name="T4">b </text:span><text:span text:style-name="T1">and </text:span><text:span text:style-name="T4">a </text:span><text:span text:style-name="T3">× </text:span><text:span text:style-name="T4">c</text:span><text:span text:style-name="T1">. Use area models to represent the distributive</text:span></text:p>
      <text:p text:style-name="Standard">property in mathematical reasoning.</text:p>
      <text:p text:style-name="Standard"><text:span text:style-name="T9">d. </text:span><text:span text:style-name="T1">Recognize area as additive. Find areas of rectilinear figures by</text:span></text:p>
      <text:p text:style-name="Standard">decomposing them into non-overlapping rectangles and adding</text:p>
      <text:p text:style-name="Standard">the areas of the non-overlapping parts, applying this technique to</text:p>
      <text:p text:style-name="Standard">solve real world problems.</text:p>
      <text:h text:style-name="Heading_20_3" text:outline-level="3">Geometric measurement: recognize perimeter as an attribute of plane figures and distinguish between linear and area measures.</text:h>
      <text:p text:style-name="Standard">8. Solve real world and mathematical problems involving perimeters</text:p>
      <text:p text:style-name="Standard">of polygons, including finding the perimeter given the side lengths,</text:p>
      <text:p text:style-name="Standard">finding an unknown side length, and exhibiting rectangles with the</text:p>
      <text:p text:style-name="Standard">same perimeter and different areas or with the same area and different</text:p>
      <text:p text:style-name="Standard">perimeters.</text:p>
      <text:p text:style-name="P1"/>
      <text:h text:style-name="Heading_20_2" text:outline-level="2">Geometry 3.G</text:h>
      <text:h text:style-name="Heading_20_3" text:outline-level="3">Reason with shapes and their attributes.</text:h>
      <text:p text:style-name="Standard">1. Understand that shapes in different categories (e.g., rhombuses,</text:p>
      <text:p text:style-name="Standard">rectangles, and others) may share attributes (e.g., having four sides),</text:p>
      <text:p text:style-name="Standard">and that the shared attributes can define a larger category (e.g.,</text:p>
      <text:p text:style-name="Standard">quadrilaterals). Recognize rhombuses, rectangles, and squares as</text:p>
      <text:p text:style-name="Standard">examples of quadrilaterals, and draw examples of quadrilaterals that</text:p>
      <text:p text:style-name="Standard">do not belong to any of these subcategories.</text:p>
      <text:p text:style-name="Standard"/>
      <text:p text:style-name="Standard"><text:soft-page-break/>2. Partition shapes into parts with equal areas. Express the area of each</text:p>
      <text:p text:style-name="Standard"><text:span text:style-name="T1">part as a unit fraction of the whole. </text:span><text:span text:style-name="T4">For example, partition a shape into 4</text:span></text:p>
      <text:p text:style-name="Standard">parts with equal area, and describe the area of each part as 1/4 of the area</text:p>
      <text:p text:style-name="P3">of the sha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otham-Bold" svg:font-family="Gotham-Bold"/>
    <style:font-face style:name="Mangal1" svg:font-family="Mangal"/>
    <style:font-face style:name="OpenSymbol" svg:font-family="OpenSymbol"/>
    <style:font-face style:name="ZapfDingbatsITC" svg:font-family="ZapfDingbatsITC"/>
    <style:font-face style:name="Helvetica-Oblique" svg:font-family="Helvetica-Oblique" style:font-family-generic="script"/>
    <style:font-face style:name="Calibri" svg:font-family="Calibri" style:font-family-generic="swiss"/>
    <style:font-face style:name="Gotham-BookItalic" svg:font-family="Gotham-BookItalic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text-indent="0in" style:auto-text-indent="false"/>
      <style:text-properties fo:font-size="10pt" fo:font-weight="bold" style:font-size-asian="14pt" style:font-weight-asian="bold" style:font-size-complex="14pt" style:font-weight-complex="bold"/>
    </style:style>
    <style:style style:name="To_20_Do_20_Item" style:display-name="To Do Item" style:family="paragraph" style:parent-style-name="Standard" style:class="text">
      <style:text-properties fo:color="#0000ff" style:font-name="Arial" fo:font-style="italic" style:font-style-asian="italic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21T23:09:51.92</meta:creation-date>
    <dc:date>2012-12-24T13:39:59.66</dc:date>
    <meta:editing-duration>P1DT12H21M54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4" meta:paragraph-count="158" meta:word-count="1604" meta:character-count="9305"/>
  </office:meta>
</office:document-meta>
</file>